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5-10-0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5-01-2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4-10-0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4-04-1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4-02-0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3-01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2-10-0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2-04-2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2-01-0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1-10-1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1-04-1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1-01-0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0-10-1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20-01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9-10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9-04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9-01-1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8-01-1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7-01-10 16:55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6-01-05 21:58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5-01-14 21:22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4-01-15 19:09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3-01-09 20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1-12-28 21:19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1-01-04 21:55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1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9-01-07 20:09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8-01-07 17:45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7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7-01-10 15:48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6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6-01-04 16:42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5-01-08 17:24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4-01-06 20:49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3-01-07 21:4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2-01-10 22:52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1-01-03 22:44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200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199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199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830099133401</text:p>
          </table:table-cell>
          <table:table-cell office:value-type="string" calcext:value-type="string">
            <text:p>22S 17W 18AAD 01</text:p>
          </table:table-cell>
          <table:table-cell office:value-type="string" calcext:value-type="string">
            <text:p>1999-01-08 18:48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